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 5 homework problems on truth tables using and, or and not operators </text:p>
      <text:section text:style-name="Sect1" text:name="model-response-message-contentr_f03da7aafff306a2">
        <text:p text:style-name="P2"><text:span text:style-name="Strong_20_Emphasis">1. Simple Combinations:</text:span></text:p>
        <text:list text:style-name="L1">
          <text:list-item>
            <text:p text:style-name="P3"><text:span text:style-name="Strong_20_Emphasis">Problem:</text:span> Construct truth tables for the following logical expressions:</text:p>
            <text:list>
              <text:list-item>
                <text:p text:style-name="P4"><text:span text:style-name="Source_20_Text">A AND (NOT B)</text:span> </text:p>
              </text:list-item>
              <text:list-item>
                <text:p text:style-name="P4"><text:span text:style-name="Source_20_Text">(A OR B) AND (NOT A)</text:span> </text:p>
              </text:list-item>
              <text:list-item>
                <text:p text:style-name="P4"><text:span text:style-name="Source_20_Text">NOT (A AND B)</text:span> </text:p>
              </text:list-item>
            </text:list>
          </text:list-item>
          <text:list-item>
            <text:p text:style-name="P3"><text:span text:style-name="Strong_20_Emphasis">Instructions:</text:span> Create a truth table with columns for <text:span text:style-name="Source_20_Text">A</text:span>, <text:span text:style-name="Source_20_Text">B</text:span>, and the resulting expression. Fill in all possible combinations of True/False for <text:span text:style-name="Source_20_Text">A</text:span> and <text:span text:style-name="Source_20_Text">B</text:span>, and then evaluate the expression for each row.</text:p>
          </text:list-item>
        </text:list>
        <text:p text:style-name="Text_20_body"><text:span text:style-name="Strong_20_Emphasis">2. Equivalence:</text:span></text:p>
        <text:list text:style-name="L2">
          <text:list-item>
            <text:p text:style-name="P5"><text:span text:style-name="Strong_20_Emphasis">Problem:</text:span> Show that the following two expressions are logically equivalent by constructing their truth tables:</text:p>
            <text:list>
              <text:list-item>
                <text:p text:style-name="P6"><text:span text:style-name="Source_20_Text">NOT (A OR B)</text:span> </text:p>
              </text:list-item>
              <text:list-item>
                <text:p text:style-name="P6"><text:span text:style-name="Source_20_Text">(NOT A) AND (NOT B)</text:span> (This is one of De Morgan's Laws) </text:p>
              </text:list-item>
            </text:list>
          </text:list-item>
          <text:list-item>
            <text:p text:style-name="P5"><text:span text:style-name="Strong_20_Emphasis">Instructions:</text:span> Create truth tables for both expressions with columns for <text:span text:style-name="Source_20_Text">A</text:span>, <text:span text:style-name="Source_20_Text">B</text:span>, and the result of each expression. If the output columns for both expressions are identical, they are equivalent.</text:p>
          </text:list-item>
        </text:list>
        <text:p text:style-name="Text_20_body"><text:span text:style-name="Strong_20_Emphasis">3. Implication:</text:span></text:p>
        <text:list text:style-name="L3">
          <text:list-item>
            <text:p text:style-name="P7"><text:span text:style-name="Strong_20_Emphasis">Problem:</text:span> In logic, <text:span text:style-name="Source_20_Text">A implies B</text:span> is often represented as <text:span text:style-name="Source_20_Text">(NOT A) OR B</text:span>. Construct a truth table for <text:span text:style-name="Source_20_Text">(NOT A) OR B</text:span> and analyze the results. When is this expression False?</text:p>
          </text:list-item>
          <text:list-item>
            <text:p text:style-name="P7"><text:span text:style-name="Strong_20_Emphasis">Instructions:</text:span> Create a truth table with columns for <text:span text:style-name="Source_20_Text">A</text:span>, <text:span text:style-name="Source_20_Text">B</text:span>, and <text:span text:style-name="Source_20_Text">(NOT A) OR B</text:span>. Pay close attention to the rows where the expression evaluates to False.</text:p>
          </text:list-item>
        </text:list>
        <text:p text:style-name="Text_20_body"><text:span text:style-name="Strong_20_Emphasis">4. Truth Table to Expression:</text:span></text:p>
        <text:list text:style-name="L4">
          <text:list-item>
            <text:p text:style-name="P8"><text:span text:style-name="Strong_20_Emphasis">Problem:</text:span> Given the following truth table, find a logical expression using <text:span text:style-name="Source_20_Text">AND</text:span>, <text:span text:style-name="Source_20_Text">OR</text:span>, and <text:span text:style-name="Source_20_Text">NOT</text:span> that produces this output:</text:p>
            <text:p text:style-name="P8">| A | B | Output | |---|---|---| | True | True | False | | True | False | True | | False | True | True | | False | False | False |</text:p>
          </text:list-item>
          <text:list-item>
            <text:p text:style-name="P8"><text:span text:style-name="Strong_20_Emphasis">Instructions:</text:span> Analyze the table to identify the conditions under which the output is True. Use <text:span text:style-name="Source_20_Text">AND</text:span>, <text:span text:style-name="Source_20_Text">OR</text:span>, and <text:span text:style-name="Source_20_Text">NOT</text:span> to combine <text:span text:style-name="Source_20_Text">A</text:span> and <text:span text:style-name="Source_20_Text">B</text:span> to match these conditions.</text:p>
          </text:list-item>
        </text:list>
        <text:p text:style-name="Text_20_body"><text:span text:style-name="Strong_20_Emphasis">5. Circuit Analysis:</text:span></text:p>
        <text:list text:style-name="L5">
          <text:list-item>
            <text:p text:style-name="P9"><text:span text:style-name="Strong_20_Emphasis">Problem:</text:span> A simple logic circuit has two inputs, <text:span text:style-name="Source_20_Text">A</text:span> and <text:span text:style-name="Source_20_Text">B</text:span>, and one output. The output is True only when <text:span text:style-name="Source_20_Text">A</text:span> is True and <text:span text:style-name="Source_20_Text">B</text:span> is False.</text:p>
            <text:list>
              <text:list-item>
                <text:p text:style-name="P10">Draw a simple diagram of this circuit using AND, OR, and NOT gates. </text:p>
              </text:list-item>
              <text:list-item>
                <text:p text:style-name="P10">Construct a truth table to represent the circuit's behavior. </text:p>
              </text:list-item>
            </text:list>
          </text:list-item>
          <text:list-item>
            <text:p text:style-name="P9"><text:span text:style-name="Strong_20_Emphasis">Instructions:</text:span> Think about how to combine the gates to achieve the desired output. Use the truth table to verify that your circuit produces the correct output for all input combinations.</text:p>
          </text:list-item>
        </text:list>
        <text:p text:style-name="Text_20_body"><text:soft-page-break/>These problems will give you practice in constructing truth tables, understanding logical equivalence, analyzing logical expressions, and relating truth tables to logic circuit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8T12:15:08.148000000</dc:date>
    <meta:editing-duration>PT10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5" meta:word-count="410" meta:character-count="2210" meta:non-whitespace-character-count="1838"/>
  </office:meta>
</office:document-meta>
</file>